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row" style:name="ro5">
      <style:table-row-properties fo:break-before="auto" style:use-optimal-row-height="false" style:row-height="0.45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 Data" style:name="ce29">
      <style:table-cell-properties fo:padding="0.071cm" fo:border-left="1.76pt solid #000000" fo:border-top="none" fo:border-right="none" style:diagonal-tl-br="none" fo:border-bottom="none" style:diagonal-bl-tr="none" style:rotation-align="none"/>
    </style:style>
    <style:style style:family="table-cell" style:parent-style-name="TL 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 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4">
      <style:table-cell-properties fo:padding="0.071cm" fo:border-left="none" fo:border-top="1.76pt solid #000000" fo:border-right="none" style:diagonal-tl-br="none" fo:border-bottom="none" style:diagonal-bl-tr="none" style:rotation-align="none"/>
    </style:style>
    <style:style style:family="table-cell" style:parent-style-name="TL Data" style:name="ce35">
      <style:table-cell-properties fo:padding="0.071cm" style:diagonal-bl-tr="none" style:rotation-align="none" fo:border="none" style:diagonal-tl-br="none"/>
    </style:style>
    <style:style style:family="table-cell" style:parent-style-name="TL 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Data" style:name="ce37">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 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 Data" style:name="ce41">
      <style:table-cell-properties fo:padding="0.071cm" style:diagonal-bl-tr="none" style:rotation-align="none" fo:border="none" style:diagonal-tl-br="none"/>
    </style:style>
    <style:style style:family="table-cell" style:parent-style-name="TL 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49">
      <style:table-cell-properties fo:padding="0.071cm" fo:border-left="none" fo:border-top="none" fo:border-right="1.76pt solid #000000" style:diagonal-tl-br="none" fo:border-bottom="none" style:diagonal-bl-tr="none" style:rotation-align="none"/>
    </style:style>
    <style:style style:family="table-cell" style:parent-style-name="TL 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 Data" style:name="ce51">
      <style:table-cell-properties fo:padding="0.071cm" fo:border-left="none" fo:border-top="none" fo:border-right="1.76pt solid #000000" style:diagonal-tl-br="none" fo:border-bottom="none" style:diagonal-bl-tr="none" style:rotation-align="none"/>
    </style:style>
    <style:style style:family="table-cell" style:parent-style-name="TL 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data-style-name="N1" style:family="table-cell" style:parent-style-name="TL Metadata" style:name="ce56">
      <style:table-cell-properties fo:padding="0.071cm"/>
    </style:style>
    <style:style style:family="table-cell" style:parent-style-name="TL Metadata" style:name="ce57">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 style:font-weight-asian="bold" fo:font-size="8pt" style:font-name="Tahoma" style:text-underline-style="none" fo:font-weight="bold" style:text-position="0% 100%" fo:text-shadow="none"/>
    </style:style>
    <style:style style:parent-style-name="TL Metadata" style:family="table-cell" style:name="ce59" style:display-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Metadata" style:family="table-cell" style:name="ce60" style:display-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table:table-cell>
          <table:covered-table-cell table:style-name="ce32"/>
          <table:table-cell ns41:value-type="string" table:number-rows-spanned="4" table:style-name="ce38" table:number-columns-spanned="1" office:value-type="string">
            <text:p>Bewoonde schepen</text:p>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table:table-cell>
          <table:table-cell ns41:value-type="string" table:number-rows-spanned="2" table:style-name="ce33" table:number-columns-spanned="1" office:value-type="string">
            <text:p>Onbewoonde</text:p>
          </table:table-cell>
          <table:covered-table-cell table:style-name="ce39" table:number-columns-repeated="2"/>
          <table:table-cell ns41:value-type="string" table:number-rows-spanned="2" table:style-name="ce33" table:number-columns-spanned="1" office:value-type="string">
            <text:p>Mannelijk</text:p>
          </table:table-cell>
          <table:table-cell ns41:value-type="string" table:number-rows-spanned="2" table:style-name="ce33" table:number-columns-spanned="1" office:value-type="string">
            <text:p>Vrouwelijk</text:p>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covered-table-cell table:style-name="ce44" table:number-columns-repeated="2"/>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3" office:value-type="string">
            <text:p>V.</text:p>
          </table:table-cell>
          <table:table-cell ns41:value-type="string" table:style-name="ce13" office:value-type="string">
            <text:p>M.</text:p>
          </table:table-cell>
          <table:table-cell ns41:value-type="string" table:style-name="ce19" office:value-type="string">
            <text:p>V.</text:p>
          </table:table-cell>
          <table:table-cell table:style-name="ce2" table:number-columns-repeated="946"/>
        </table:table-row>
        <table:table-row table:style-name="ro2">
          <table:table-cell table:style-name="ce2" table:number-columns-repeated="1024"/>
        </table:table-row>
        <table:table-row table:style-name="ro5">
          <table:table-cell ns41:value-type="string" table:style-name="ce6" office:value-type="string">
            <text:p>STEDEN.</text:p>
          </table:table-cell>
          <table:table-cell ns41:value-type="string" table:style-name="ce14" office:value-type="string">
            <text:p>UTRECHT.</text:p>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UTRECHT.</text:p>
          </table:table-cell>
          <table:table-cell ns41:value-type="string" table:style-name="ce21" office:value-type="string">
            <text:p>Totaal</text:p>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AMERSFOORT.</text:p>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MONTFOORT.</text:p>
          </table:table-cell>
          <table:table-cell ns41:value-type="string" table:style-name="ce21" office:value-type="string">
            <text:p>Totaal</text:p>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RHENEN.</text:p>
          </table:table-cell>
          <table:table-cell ns41:value-type="string" table:style-name="ce21" office:value-type="string">
            <text:p>Totaal</text:p>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WIJK BIJ DUURSTEDE.</text:p>
          </table:table-cell>
          <table:table-cell ns41:value-type="string" table:style-name="ce21" office:value-type="string">
            <text:p>Totaal</text:p>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STEDEN.</text:p>
          </table:table-cell>
          <table:table-cell ns41:value-type="string" table:style-name="ce15" office:value-type="string">
            <text:p>IJSSELSTEIN.</text:p>
          </table:table-cell>
          <table:table-cell ns41:value-type="string" table:style-name="ce21" office:value-type="string">
            <text:p>Totaal</text:p>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Totaal</text:p>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BCOUDE, PROOSTDIJ EN AASDOM.</text:p>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CHTHOVEN.</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CHTTIENHOVEN.</text:p>
          </table:table-cell>
          <table:table-cell ns41:value-type="string" table:style-name="ce21" office:value-type="string">
            <text:p>Totaal</text:p>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AMERONGEN.</text:p>
          </table:table-cell>
          <table:table-cell ns41:value-type="string" table:style-name="ce21" office:value-type="string">
            <text:p>Totaal</text:p>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AARN.</text:p>
          </table:table-cell>
          <table:table-cell ns41:value-type="string" table:style-name="ce21" office:value-type="string">
            <text:p>Totaal</text:p>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ENSCHOP.</text:p>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NIJENRODE.</text:p>
          </table:table-cell>
          <table:table-cell ns41:value-type="string" table:style-name="ce21" office:value-type="string">
            <text:p>Totaal</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Totaal</text:p>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NIK.</text:p>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BUNSCHOTEN.</text:p>
          </table:table-cell>
          <table:table-cell ns41:value-type="string" table:style-name="ce21" office:value-type="string">
            <text:p>Totaal</text:p>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CABAUW.</text:p>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COTHEN.</text:p>
          </table:table-cell>
          <table:table-cell ns41:value-type="string" table:style-name="ce21" office:value-type="string">
            <text:p>Totaal</text:p>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ARTHUIZEN.</text:p>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OORN.</text:p>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RIEBERGEN.</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Totaal</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EEMNES.</text:p>
          </table:table-cell>
          <table:table-cell ns41:value-type="string" table:style-name="ce21" office:value-type="string">
            <text:p>Totaal</text:p>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GERVERSKOP.</text:p>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 GRAVESLOOT.</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Totaal</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ARMELEN.</text:p>
          </table:table-cell>
          <table:table-cell ns41:value-type="string" table:style-name="ce21" office:value-type="string">
            <text:p>Totaal</text:p>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Totaal</text:p>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style-name="Default" table:number-columns-repeated="12"/>
          <table:table-cell table:style-name="ce53" table:number-columns-repeated="3"/>
          <table:table-cell table:number-columns-repeated="931"/>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OGLAND.</text:p>
          </table:table-cell>
          <table:table-cell ns41:value-type="string" table:style-name="ce21" office:value-type="string">
            <text:p>Totaal</text:p>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HOUTEN.</text:p>
          </table:table-cell>
          <table:table-cell ns41:value-type="string" table:style-name="ce21" office:value-type="string">
            <text:p>Totaal</text:p>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AARSVELD.</text:p>
          </table:table-cell>
          <table:table-cell ns41:value-type="string" table:style-name="ce21" office:value-type="string">
            <text:p>Totaal</text:p>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JUTPHAAS.</text:p>
          </table:table-cell>
          <table:table-cell ns41:value-type="string" table:style-name="ce21" office:value-type="string">
            <text:p>Totaal</text:p>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Totaal</text:p>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AMERIK MIJZIJDE.</text:p>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KOCKENGEN.</text:p>
          </table:table-cell>
          <table:table-cell ns41:value-type="string" table:style-name="ce21" office:value-type="string">
            <text:p>Totaal</text:p>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Totaal</text:p>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ANGBROEK.</text:p>
          </table:table-cell>
          <table:table-cell ns41:value-type="string" table:style-name="ce21" office:value-type="string">
            <text:p>Totaal</text:p>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EERSUM</text:p>
          </table:table-cell>
          <table:table-cell ns41:value-type="string" table:style-name="ce21" office:value-type="string">
            <text:p>Totaal</text:p>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EUSDEN.</text:p>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INSCHOTEN.</text:p>
          </table:table-cell>
          <table:table-cell ns41:value-type="string" table:style-name="ce21" office:value-type="string">
            <text:p>Totaal</text:p>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N.</text:p>
          </table:table-cell>
          <table:table-cell ns41:value-type="string" table:style-name="ce21" office:value-type="string">
            <text:p>Totaal</text:p>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ENERSLOOT.</text:p>
          </table:table-cell>
          <table:table-cell ns41:value-type="string" table:style-name="ce21" office:value-type="string">
            <text:p>Totaal</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OSDRECHT.</text:p>
          </table:table-cell>
          <table:table-cell ns41:value-type="string" table:style-name="ce21" office:value-type="string">
            <text:p>Totaal</text:p>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LOPIK.</text:p>
          </table:table-cell>
          <table:table-cell ns41:value-type="string" table:style-name="ce21" office:value-type="string">
            <text:p>Totaal</text:p>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N.</text:p>
          </table:table-cell>
          <table:table-cell ns41:value-type="string" table:style-name="ce21" office:value-type="string">
            <text:p>Totaal</text:p>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N.</text:p>
          </table:table-cell>
          <table:table-cell ns41:value-type="string" table:style-name="ce21" office:value-type="string">
            <text:p>Totaal</text:p>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VEEN.</text:p>
          </table:table-cell>
          <table:table-cell ns41:value-type="string" table:style-name="ce21" office:value-type="string">
            <text:p>Totaal</text:p>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SSENBROEK.</text:p>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MIJDRECHT.</text:p>
          </table:table-cell>
          <table:table-cell ns41:value-type="string" table:style-name="ce21" office:value-type="string">
            <text:p>Totaal</text:p>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NIGTEVECHT.</text:p>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DIJK.</text:p>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EN RHIJN.</text:p>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Totaal</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Totaal</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POLSBROEK. (NOORD)</text:p>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POLSBROEK. (ZUID)</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PORTENGEN.</text:p>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ENSWOUDE.</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Totaal</text:p>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UWIEL.</text:p>
          </table:table-cell>
          <table:table-cell ns41:value-type="string" table:style-name="ce21" office:value-type="string">
            <text:p>Totaal</text:p>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RIJSENBURG.</text:p>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CHALKWIJK.</text:p>
          </table:table-cell>
          <table:table-cell ns41:value-type="string" table:style-name="ce21" office:value-type="string">
            <text:p>Totaal</text:p>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CHONAUWEN.</text:p>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NELREWAARD.</text:p>
          </table:table-cell>
          <table:table-cell ns41:value-type="string" table:style-name="ce21" office:value-type="string">
            <text:p>Totaal</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OEST.</text:p>
          </table:table-cell>
          <table:table-cell ns41:value-type="string" table:style-name="ce21" office:value-type="string">
            <text:p>Totaal</text:p>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TERKENBURG.</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STOUTENBURG.</text:p>
          </table:table-cell>
          <table:table-cell ns41:value-type="string" table:style-name="ce21" office:value-type="string">
            <text:p>Totaal</text:p>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TECKOP.</text:p>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TIENHOVEN.</text:p>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TULL en 't WAAL.</text:p>
          </table:table-cell>
          <table:table-cell ns41:value-type="string" table:style-name="ce21" office:value-type="string">
            <text:p>Totaal</text:p>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EENENDAAL.</text:p>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ELDHUIZEN.</text:p>
          </table:table-cell>
          <table:table-cell ns41:value-type="string" table:style-name="ce21" office:value-type="string">
            <text:p>Totaal</text:p>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INKEVEEN en WAVERVEEN.</text:p>
          </table:table-cell>
          <table:table-cell ns41:value-type="string" table:style-name="ce21" office:value-type="string">
            <text:p>Totaal</text:p>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LEUTEN.</text:p>
          </table:table-cell>
          <table:table-cell ns41:value-type="string" table:style-name="ce21" office:value-type="string">
            <text:p>Totaal</text:p>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Sluis</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LAND.</text:p>
          </table:table-cell>
          <table:table-cell ns41:value-type="string" table:style-name="ce21" office:value-type="string">
            <text:p>Totaal</text:p>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REESWIJK.</text:p>
          </table:table-cell>
          <table:table-cell ns41:value-type="string" table:style-name="ce21" office:value-type="string">
            <text:p>Totaal</text:p>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RKHOVEN.</text:p>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ESTBROEK.</text:p>
          </table:table-cell>
          <table:table-cell ns41:value-type="string" table:style-name="ce21" office:value-type="string">
            <text:p>Totaal</text:p>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LESKOP.</text:p>
          </table:table-cell>
          <table:table-cell ns41:value-type="string" table:style-name="ce21" office:value-type="string">
            <text:p>Totaal</text:p>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LIGE LANGERAK.</text:p>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ILNIS.</text:p>
          </table:table-cell>
          <table:table-cell ns41:value-type="string" table:style-name="ce21" office:value-type="string">
            <text:p>Totaal</text:p>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OUDENBERG.</text:p>
          </table:table-cell>
          <table:table-cell ns41:value-type="string" table:style-name="ce21" office:value-type="string">
            <text:p>Totaal</text:p>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Totaal</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GVELD.</text:p>
          </table:table-cell>
          <table:table-cell ns41:value-type="string" table:style-name="ce21" office:value-type="string">
            <text:p>Totaal</text:p>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Totaal</text:p>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Totaal</text:p>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5">
          <table:table-cell ns41:value-type="string" table:style-name="ce7" office:value-type="string">
            <text:p>GEMEENTEN TEN PLATTEN LANDE.</text:p>
          </table:table-cell>
          <table:table-cell ns41:value-type="string" table:style-name="ce15" office:value-type="string">
            <text:p>ZUIJLEN.</text:p>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table:table-cell>
          <table:table-cell ns41:value-type="string" table:style-name="ce22" office:value-type="string">
            <text:p>Totaal</text:p>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5" table:number-rows-repeated="1048144">
          <table:table-cell table:number-columns-repeated="1024"/>
        </table:table-row>
        <table:table-row table:style-name="ro5">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5" table:number-rows-repeated="2">
          <table:table-cell table:style-name="ce54"/>
          <table:table-cell table:style-name="ce2" table:number-columns-repeated="11"/>
          <table:table-cell table:number-columns-repeated="1012"/>
        </table:table-row>
        <table:table-row table:style-name="ro5">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5">
          <table:table-cell ns41:value-type="string" table:style-name="ce2" office:value-type="string">
            <text:p>Editregel</text:p>
          </table:table-cell>
          <table:table-cell ns41:value-type="string" table:style-name="ce59" office:value-type="string">
            <text:p>Deel telling</text:p>
          </table:table-cell>
          <table:table-cell ns41:value-type="string" table:style-name="ce59" office:value-type="string">
            <text:p>Rolnummer</text:p>
          </table:table-cell>
          <table:table-cell ns41:value-type="string" table:style-name="ce59" office:value-type="string">
            <text:p>Noten en opmerkingen</text:p>
          </table:table-cell>
          <table:table-cell table:style-name="ce59" table:number-columns-repeated="8"/>
          <table:table-cell table:number-columns-repeated="1012"/>
        </table:table-row>
        <table:table-row table:style-name="ro5">
          <table:table-cell table:style-name="ce55" table:number-columns-repeated="12"/>
          <table:table-cell table:number-columns-repeated="1012"/>
        </table:table-row>
        <table:table-row table:style-name="ro5" table:number-rows-repeated="2">
          <table:table-cell table:number-columns-repeated="1024"/>
        </table:table-row>
        <table:table-row table:style-name="ro5">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61: 506 moet zijn 566</text:p>
          </table:table-cell>
          <table:table-cell table:number-columns-repeated="1016"/>
        </table:table-row>
        <table:table-row table:style-name="ro5">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28" office:value-type="float">
            <text:p>24028</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29" office:value-type="float">
            <text:p>24029</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0" office:value-type="float">
            <text:p>24030</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1" office:value-type="float">
            <text:p>24031</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2" office:value-type="float">
            <text:p>24032</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3" office:value-type="float">
            <text:p>24033</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4" office:value-type="float">
            <text:p>24034</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5" office:value-type="float">
            <text:p>24035</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6" office:value-type="float">
            <text:p>2403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7" office:value-type="float">
            <text:p>24037</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8" office:value-type="float">
            <text:p>24038</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39" office:value-type="float">
            <text:p>24039</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0" office:value-type="float">
            <text:p>24040</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1" office:value-type="float">
            <text:p>24041</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2" office:value-type="float">
            <text:p>24042</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3" office:value-type="float">
            <text:p>24043</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4" office:value-type="float">
            <text:p>24044</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5" office:value-type="float">
            <text:p>24045</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6" office:value-type="float">
            <text:p>2404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7" office:value-type="float">
            <text:p>24047</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8" office:value-type="float">
            <text:p>24048</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49" office:value-type="float">
            <text:p>24049</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0" office:value-type="float">
            <text:p>24050</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1" office:value-type="float">
            <text:p>24051</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2" office:value-type="float">
            <text:p>24052</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3" office:value-type="float">
            <text:p>24053</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ns41:value-type="string" table:style-name="TL 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5">
          <table:table-cell ns41:value-type="float" table:style-name="ce53" office:value="24054" office:value-type="float">
            <text:p>24054</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5" office:value-type="float">
            <text:p>24055</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6" office:value-type="float">
            <text:p>2405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7" office:value-type="float">
            <text:p>24057</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8" office:value-type="float">
            <text:p>24058</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59" office:value-type="float">
            <text:p>24059</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0" office:value-type="float">
            <text:p>24060</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1" office:value-type="float">
            <text:p>24061</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31: 12 moet zijn 11</text:p>
          </table:table-cell>
          <table:table-cell table:number-columns-repeated="1016"/>
        </table:table-row>
        <table:table-row table:style-name="ro5">
          <table:table-cell ns41:value-type="float" table:style-name="ce53" office:value="24062" office:value-type="float">
            <text:p>24062</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3" office:value-type="float">
            <text:p>24063</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4" office:value-type="float">
            <text:p>24064</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5" office:value-type="float">
            <text:p>24065</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6" office:value-type="float">
            <text:p>2406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7" office:value-type="float">
            <text:p>24067</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8: 12 moet zijn 11</text:p>
          </table:table-cell>
          <table:table-cell table:number-columns-repeated="1016"/>
        </table:table-row>
        <table:table-row table:style-name="ro5">
          <table:table-cell ns41:value-type="float" table:style-name="ce53" office:value="24068" office:value-type="float">
            <text:p>24068</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69" office:value-type="float">
            <text:p>24069</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5">
          <table:table-cell ns41:value-type="float" table:style-name="ce53" office:value="24070" office:value-type="float">
            <text:p>24070</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1" office:value-type="float">
            <text:p>24071</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2" office:value-type="float">
            <text:p>24072</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3" office:value-type="float">
            <text:p>24073</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4" office:value-type="float">
            <text:p>24074</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5" office:value-type="float">
            <text:p>24075</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6" office:value-type="float">
            <text:p>24076</text:p>
          </table:table-cell>
          <table:table-cell ns41:value-type="string" table:style-name="ce9" office:value-type="string">
            <text:p>Ut-1edl</text:p>
          </table:table-cell>
          <table:table-cell ns41:value-type="float" table:style-name="ce56" office:value="380490000201001" office:value-type="float">
            <text:p>3804900002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5">
          <table:table-cell ns41:value-type="float" table:style-name="ce53" office:value="24077" office:value-type="float">
            <text:p>24077</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8" office:value-type="float">
            <text:p>24078</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79" office:value-type="float">
            <text:p>24079</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0" office:value-type="float">
            <text:p>24080</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1" office:value-type="float">
            <text:p>24081</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2" office:value-type="float">
            <text:p>24082</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3" office:value-type="float">
            <text:p>24083</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4" office:value-type="float">
            <text:p>24084</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ns41:value-type="string" table:style-name="TL 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5">
          <table:table-cell ns41:value-type="float" table:style-name="ce53" office:value="24085" office:value-type="float">
            <text:p>24085</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6" office:value-type="float">
            <text:p>24086</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7" office:value-type="float">
            <text:p>24087</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8" office:value-type="float">
            <text:p>24088</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89" office:value-type="float">
            <text:p>24089</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0" office:value-type="float">
            <text:p>24090</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1" office:value-type="float">
            <text:p>24091</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2" office:value-type="float">
            <text:p>24092</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3" office:value-type="float">
            <text:p>24093</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4" office:value-type="float">
            <text:p>24094</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61: 2 moet zijn 0; k62: 0 moet zijn 2.</text:p>
          </table:table-cell>
          <table:table-cell table:number-columns-repeated="1016"/>
        </table:table-row>
        <table:table-row table:style-name="ro5">
          <table:table-cell ns41:value-type="float" table:style-name="ce53" office:value="24095" office:value-type="float">
            <text:p>24095</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6" office:value-type="float">
            <text:p>24096</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7" office:value-type="float">
            <text:p>24097</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8" office:value-type="float">
            <text:p>24098</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099" office:value-type="float">
            <text:p>24099</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0" office:value-type="float">
            <text:p>24100</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1" office:value-type="float">
            <text:p>24101</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2" office:value-type="float">
            <text:p>24102</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3" office:value-type="float">
            <text:p>24103</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4" office:value-type="float">
            <text:p>24104</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5" office:value-type="float">
            <text:p>24105</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6" office:value-type="float">
            <text:p>24106</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7" office:value-type="float">
            <text:p>24107</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8" office:value-type="float">
            <text:p>24108</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09" office:value-type="float">
            <text:p>24109</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0" office:value-type="float">
            <text:p>24110</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1" office:value-type="float">
            <text:p>24111</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73: 0 moet zijn 1</text:p>
          </table:table-cell>
          <table:table-cell table:number-columns-repeated="1016"/>
        </table:table-row>
        <table:table-row table:style-name="ro5">
          <table:table-cell ns41:value-type="float" table:style-name="ce53" office:value="24112" office:value-type="float">
            <text:p>24112</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3" office:value-type="float">
            <text:p>24113</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4" office:value-type="float">
            <text:p>24114</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5" office:value-type="float">
            <text:p>24115</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6" office:value-type="float">
            <text:p>24116</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7" office:value-type="float">
            <text:p>24117</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8" office:value-type="float">
            <text:p>24118</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19" office:value-type="float">
            <text:p>24119</text:p>
          </table:table-cell>
          <table:table-cell ns41:value-type="string" table:style-name="ce9" office:value-type="string">
            <text:p>Ut-1edl</text:p>
          </table:table-cell>
          <table:table-cell ns41:value-type="float" table:style-name="ce56" office:value="380491000401001" office:value-type="float">
            <text:p>380491000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0" office:value-type="float">
            <text:p>24120</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1" office:value-type="float">
            <text:p>24121</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2" office:value-type="float">
            <text:p>24122</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3" office:value-type="float">
            <text:p>24123</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4" office:value-type="float">
            <text:p>24124</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5" office:value-type="float">
            <text:p>24125</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6" office:value-type="float">
            <text:p>24126</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7" office:value-type="float">
            <text:p>24127</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8" office:value-type="float">
            <text:p>24128</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29" office:value-type="float">
            <text:p>24129</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23: 21 moet zijn 22.</text:p>
          </table:table-cell>
          <table:table-cell table:number-columns-repeated="1016"/>
        </table:table-row>
        <table:table-row table:style-name="ro5">
          <table:table-cell ns41:value-type="float" table:style-name="ce53" office:value="24130" office:value-type="float">
            <text:p>24130</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1" office:value-type="float">
            <text:p>24131</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2" office:value-type="float">
            <text:p>24132</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3" office:value-type="float">
            <text:p>24133</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7: 917 moet zijn 947</text:p>
          </table:table-cell>
          <table:table-cell table:number-columns-repeated="1016"/>
        </table:table-row>
        <table:table-row table:style-name="ro5">
          <table:table-cell ns41:value-type="float" table:style-name="ce53" office:value="24134" office:value-type="float">
            <text:p>24134</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5" office:value-type="float">
            <text:p>24135</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6" office:value-type="float">
            <text:p>24136</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7" office:value-type="float">
            <text:p>24137</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8" office:value-type="float">
            <text:p>24138</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39" office:value-type="float">
            <text:p>24139</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5">
          <table:table-cell ns41:value-type="float" table:style-name="ce53" office:value="24140" office:value-type="float">
            <text:p>24140</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5">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4" office:value-type="float">
            <text:p>24144</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5" office:value-type="float">
            <text:p>24145</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6" office:value-type="float">
            <text:p>24146</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7" office:value-type="float">
            <text:p>24147</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8" office:value-type="float">
            <text:p>24148</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49" office:value-type="float">
            <text:p>24149</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0" office:value-type="float">
            <text:p>24150</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1" office:value-type="float">
            <text:p>24151</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2" office:value-type="float">
            <text:p>24152</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3" office:value-type="float">
            <text:p>24153</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4" office:value-type="float">
            <text:p>24154</text:p>
          </table:table-cell>
          <table:table-cell ns41:value-type="string" table:style-name="ce9" office:value-type="string">
            <text:p>Ut-1edl</text:p>
          </table:table-cell>
          <table:table-cell ns41:value-type="float" table:style-name="ce56" office:value="380492000601001" office:value-type="float">
            <text:p>380492000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5" office:value-type="float">
            <text:p>24155</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6" office:value-type="float">
            <text:p>24156</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ns41:value-type="string" table:style-name="TL 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5">
          <table:table-cell ns41:value-type="float" table:style-name="ce53" office:value="24157" office:value-type="float">
            <text:p>24157</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8" office:value-type="float">
            <text:p>24158</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59" office:value-type="float">
            <text:p>24159</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0" office:value-type="float">
            <text:p>24160</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5">
          <table:table-cell ns41:value-type="float" table:style-name="ce53" office:value="24161" office:value-type="float">
            <text:p>24161</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5">
          <table:table-cell ns41:value-type="float" table:style-name="ce53" office:value="24162" office:value-type="float">
            <text:p>24162</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5">
          <table:table-cell ns41:value-type="float" table:style-name="ce53" office:value="24163" office:value-type="float">
            <text:p>24163</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4" office:value-type="float">
            <text:p>24164</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5" office:value-type="float">
            <text:p>24165</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6" office:value-type="float">
            <text:p>24166</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7" office:value-type="float">
            <text:p>24167</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8" office:value-type="float">
            <text:p>24168</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69" office:value-type="float">
            <text:p>24169</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0" office:value-type="float">
            <text:p>24170</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1" office:value-type="float">
            <text:p>24171</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2" office:value-type="float">
            <text:p>24172</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3" office:value-type="float">
            <text:p>24173</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4" office:value-type="float">
            <text:p>24174</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5" office:value-type="float">
            <text:p>24175</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6" office:value-type="float">
            <text:p>24176</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7" office:value-type="float">
            <text:p>24177</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8" office:value-type="float">
            <text:p>24178</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79" office:value-type="float">
            <text:p>24179</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0" office:value-type="float">
            <text:p>24180</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1" office:value-type="float">
            <text:p>24181</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5">
          <table:table-cell ns41:value-type="float" table:style-name="ce53" office:value="24182" office:value-type="float">
            <text:p>24182</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3" office:value-type="float">
            <text:p>24183</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4" office:value-type="float">
            <text:p>24184</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5" office:value-type="float">
            <text:p>24185</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6" office:value-type="float">
            <text:p>24186</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string" table:style-name="ce53" office:value-type="string">
            <text:p>24186A</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ce60" table:number-columns-repeated="4"/>
          <table:table-cell ns41:value-type="string" table:style-name="ce58" office:value-type="string">
            <text:p>Hele regel vergeten</text:p>
          </table:table-cell>
          <table:table-cell table:style-name="ce60" table:number-columns-repeated="4"/>
          <table:table-cell table:number-columns-repeated="1012"/>
        </table:table-row>
        <table:table-row table:style-name="ro5">
          <table:table-cell ns41:value-type="float" table:style-name="ce53" office:value="24187" office:value-type="float">
            <text:p>24187</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8" office:value-type="float">
            <text:p>24188</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89" office:value-type="float">
            <text:p>24189</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0" office:value-type="float">
            <text:p>24190</text:p>
          </table:table-cell>
          <table:table-cell ns41:value-type="string" table:style-name="ce9" office:value-type="string">
            <text:p>Ut-1edl</text:p>
          </table:table-cell>
          <table:table-cell ns41:value-type="float" table:style-name="ce56" office:value="380493000801001" office:value-type="float">
            <text:p>380493000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1" office:value-type="float">
            <text:p>24191</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2" office:value-type="float">
            <text:p>24192</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3" office:value-type="float">
            <text:p>24193</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4" office:value-type="float">
            <text:p>24194</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5" office:value-type="float">
            <text:p>24195</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6" office:value-type="float">
            <text:p>24196</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7" office:value-type="float">
            <text:p>24197</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8" office:value-type="float">
            <text:p>24198</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199" office:value-type="float">
            <text:p>24199</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0" office:value-type="float">
            <text:p>24200</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1" office:value-type="float">
            <text:p>24201</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2" office:value-type="float">
            <text:p>24202</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3" office:value-type="float">
            <text:p>24203</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5">
          <table:table-cell ns41:value-type="float" table:style-name="ce53" office:value="24204" office:value-type="float">
            <text:p>24204</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5" office:value-type="float">
            <text:p>24205</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64: 0 moet zijn 2</text:p>
          </table:table-cell>
          <table:table-cell table:number-columns-repeated="1016"/>
        </table:table-row>
        <table:table-row table:style-name="ro5">
          <table:table-cell ns41:value-type="float" table:style-name="ce53" office:value="24206" office:value-type="float">
            <text:p>24206</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7" office:value-type="float">
            <text:p>24207</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8" office:value-type="float">
            <text:p>24208</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09" office:value-type="float">
            <text:p>24209</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10" office:value-type="float">
            <text:p>24210</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53: 0 moet zijn 2</text:p>
          </table:table-cell>
          <table:table-cell table:number-columns-repeated="1016"/>
        </table:table-row>
        <table:table-row table:style-name="ro5">
          <table:table-cell ns41:value-type="float" table:style-name="ce53" office:value="24211" office:value-type="float">
            <text:p>24211</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12" office:value-type="float">
            <text:p>24212</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13" office:value-type="float">
            <text:p>24213</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14" office:value-type="float">
            <text:p>24214</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15" office:value-type="float">
            <text:p>24215</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16" office:value-type="float">
            <text:p>24216</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17" office:value-type="float">
            <text:p>24217</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18" office:value-type="float">
            <text:p>24218</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19" office:value-type="float">
            <text:p>24219</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20" office:value-type="float">
            <text:p>24220</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Jutphaar moet zijn Jutphaas</text:p>
          </table:table-cell>
          <table:table-cell table:number-columns-repeated="1016"/>
        </table:table-row>
        <table:table-row table:style-name="ro5">
          <table:table-cell ns41:value-type="float" table:style-name="ce53" office:value="24221" office:value-type="float">
            <text:p>24221</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2" office:value-type="float">
            <text:p>24222</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54: 0 moet zijn 1.</text:p>
          </table:table-cell>
          <table:table-cell table:number-columns-repeated="1016"/>
        </table:table-row>
        <table:table-row table:style-name="ro5">
          <table:table-cell ns41:value-type="float" table:style-name="ce53" office:value="24223" office:value-type="float">
            <text:p>24223</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4" office:value-type="float">
            <text:p>24224</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5" office:value-type="float">
            <text:p>24225</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6" office:value-type="float">
            <text:p>24226</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36: 0 moet zijn 1</text:p>
          </table:table-cell>
          <table:table-cell table:number-columns-repeated="1016"/>
        </table:table-row>
        <table:table-row table:style-name="ro5">
          <table:table-cell ns41:value-type="float" table:style-name="ce53" office:value="24227" office:value-type="float">
            <text:p>24227</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8" office:value-type="float">
            <text:p>24228</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29" office:value-type="float">
            <text:p>24229</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0" office:value-type="float">
            <text:p>24230</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1" office:value-type="float">
            <text:p>24231</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2" office:value-type="float">
            <text:p>24232</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3" office:value-type="float">
            <text:p>24233</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4" office:value-type="float">
            <text:p>24234</text:p>
          </table:table-cell>
          <table:table-cell ns41:value-type="string" table:style-name="ce9" office:value-type="string">
            <text:p>Ut-1edl</text:p>
          </table:table-cell>
          <table:table-cell ns41:value-type="float" table:style-name="ce56" office:value="380494001001001" office:value-type="float">
            <text:p>380494001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5" office:value-type="float">
            <text:p>24235</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10: 3 moet zijn 2</text:p>
          </table:table-cell>
          <table:table-cell table:number-columns-repeated="1016"/>
        </table:table-row>
        <table:table-row table:style-name="ro5">
          <table:table-cell ns41:value-type="float" table:style-name="ce53" office:value="24236" office:value-type="float">
            <text:p>24236</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7" office:value-type="float">
            <text:p>24237</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8" office:value-type="float">
            <text:p>24238</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39" office:value-type="float">
            <text:p>24239</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0" office:value-type="float">
            <text:p>24240</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1" office:value-type="float">
            <text:p>24241</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2" office:value-type="float">
            <text:p>24242</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3" office:value-type="float">
            <text:p>24243</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6: 435 moet zijn 455</text:p>
          </table:table-cell>
          <table:table-cell table:number-columns-repeated="1016"/>
        </table:table-row>
        <table:table-row table:style-name="ro5">
          <table:table-cell ns41:value-type="float" table:style-name="ce53" office:value="24244" office:value-type="float">
            <text:p>24244</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5" office:value-type="float">
            <text:p>24245</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6" office:value-type="float">
            <text:p>24246</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5">
          <table:table-cell ns41:value-type="float" table:style-name="ce53" office:value="24247" office:value-type="float">
            <text:p>24247</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5">
          <table:table-cell ns41:value-type="float" table:style-name="ce53" office:value="24248" office:value-type="float">
            <text:p>24248</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49" office:value-type="float">
            <text:p>24249</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0" office:value-type="float">
            <text:p>24250</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1" office:value-type="float">
            <text:p>24251</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2" office:value-type="float">
            <text:p>24252</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3" office:value-type="float">
            <text:p>24253</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4" office:value-type="float">
            <text:p>24254</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5" office:value-type="float">
            <text:p>24255</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6" office:value-type="float">
            <text:p>24256</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7" office:value-type="float">
            <text:p>24257</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8" office:value-type="float">
            <text:p>24258</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59" office:value-type="float">
            <text:p>24259</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0" office:value-type="float">
            <text:p>24260</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1" office:value-type="float">
            <text:p>24261</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2" office:value-type="float">
            <text:p>24262</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3" office:value-type="float">
            <text:p>24263</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4" office:value-type="float">
            <text:p>24264</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5" office:value-type="float">
            <text:p>24265</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6" office:value-type="float">
            <text:p>24266</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7" office:value-type="float">
            <text:p>24267</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68" office:value-type="float">
            <text:p>24268</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ns41:value-type="float" table:style-name="ce53" office:value="24269" office:value-type="float">
            <text:p>24269</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0" office:value-type="float">
            <text:p>24270</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1" office:value-type="float">
            <text:p>24271</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5">
          <table:table-cell ns41:value-type="float" table:style-name="ce53" office:value="24272" office:value-type="float">
            <text:p>24272</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3" office:value-type="float">
            <text:p>24273</text:p>
          </table:table-cell>
          <table:table-cell ns41:value-type="string" table:style-name="ce9" office:value-type="string">
            <text:p>Ut-1edl</text:p>
          </table:table-cell>
          <table:table-cell ns41:value-type="float" table:style-name="ce56" office:value="380495001201001" office:value-type="float">
            <text:p>380495001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4" office:value-type="float">
            <text:p>24274</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29: 1 moet zijn 2</text:p>
          </table:table-cell>
          <table:table-cell table:number-columns-repeated="1016"/>
        </table:table-row>
        <table:table-row table:style-name="ro5">
          <table:table-cell ns41:value-type="float" table:style-name="ce53" office:value="24275" office:value-type="float">
            <text:p>24275</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6" office:value-type="float">
            <text:p>24276</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7" office:value-type="float">
            <text:p>24277</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8" office:value-type="float">
            <text:p>24278</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79" office:value-type="float">
            <text:p>24279</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5">
          <table:table-cell ns41:value-type="float" table:style-name="ce53" office:value="24280" office:value-type="float">
            <text:p>24280</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ns41:value-type="string" table:style-name="ce57" office:value-type="string">
            <text:p>(1) Hieronder eene kostschool met drie kostleerlingen van het mannelijk geslacht</text:p>
          </table:table-cell>
          <table:table-cell ns41:value-type="string" table:style-name="ce9" office:value-type="string">
            <text:p>x</text:p>
          </table:table-cell>
          <table:table-cell table:style-name="TL 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5">
          <table:table-cell ns41:value-type="float" table:style-name="ce53" office:value="24281" office:value-type="float">
            <text:p>24281</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2" office:value-type="float">
            <text:p>24282</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3" office:value-type="float">
            <text:p>24283</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4" office:value-type="float">
            <text:p>24284</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5" office:value-type="float">
            <text:p>24285</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6" office:value-type="float">
            <text:p>24286</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18: 8 moet zijn 3</text:p>
          </table:table-cell>
          <table:table-cell table:number-columns-repeated="1016"/>
        </table:table-row>
        <table:table-row table:style-name="ro5">
          <table:table-cell ns41:value-type="float" table:style-name="ce53" office:value="24295" office:value-type="float">
            <text:p>24295</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6" office:value-type="float">
            <text:p>24296</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7" office:value-type="float">
            <text:p>24297</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298" office:value-type="float">
            <text:p>24298</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ns41:value-type="string" table:style-name="TL 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 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5">
          <table:table-cell ns41:value-type="float" table:style-name="ce53" office:value="24299" office:value-type="float">
            <text:p>24299</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0" office:value-type="float">
            <text:p>24300</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1" office:value-type="float">
            <text:p>24301</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2" office:value-type="float">
            <text:p>24302</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3" office:value-type="float">
            <text:p>24303</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4" office:value-type="float">
            <text:p>24304</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5" office:value-type="float">
            <text:p>24305</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5">
          <table:table-cell ns41:value-type="float" table:style-name="ce53" office:value="24306" office:value-type="float">
            <text:p>24306</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7" office:value-type="float">
            <text:p>24307</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8" office:value-type="float">
            <text:p>24308</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09" office:value-type="float">
            <text:p>24309</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0" office:value-type="float">
            <text:p>24310</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1" office:value-type="float">
            <text:p>24311</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2" office:value-type="float">
            <text:p>24312</text:p>
          </table:table-cell>
          <table:table-cell ns41:value-type="string" table:style-name="ce9" office:value-type="string">
            <text:p>Ut-1edl</text:p>
          </table:table-cell>
          <table:table-cell ns41:value-type="float" table:style-name="ce56" office:value="380496001401001" office:value-type="float">
            <text:p>3804960014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3" office:value-type="float">
            <text:p>24313</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4" office:value-type="float">
            <text:p>24314</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5" office:value-type="float">
            <text:p>24315</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6" office:value-type="float">
            <text:p>24316</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7" office:value-type="float">
            <text:p>24317</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18" office:value-type="float">
            <text:p>24318</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8: 284 moet zijn 184</text:p>
          </table:table-cell>
          <table:table-cell table:number-columns-repeated="1016"/>
        </table:table-row>
        <table:table-row table:style-name="ro5">
          <table:table-cell ns41:value-type="float" table:style-name="ce53" office:value="24319" office:value-type="float">
            <text:p>24319</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0" office:value-type="float">
            <text:p>24320</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1" office:value-type="float">
            <text:p>24321</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52: 0 moet zijn 1.</text:p>
          </table:table-cell>
          <table:table-cell table:number-columns-repeated="1016"/>
        </table:table-row>
        <table:table-row table:style-name="ro5">
          <table:table-cell ns41:value-type="float" table:style-name="ce53" office:value="24322" office:value-type="float">
            <text:p>24322</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3" office:value-type="float">
            <text:p>24323</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4" office:value-type="float">
            <text:p>24324</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5" office:value-type="float">
            <text:p>24325</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6" office:value-type="float">
            <text:p>24326</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7" office:value-type="float">
            <text:p>24327</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52: 0 moet zijn 1.</text:p>
          </table:table-cell>
          <table:table-cell table:number-columns-repeated="1016"/>
        </table:table-row>
        <table:table-row table:style-name="ro5">
          <table:table-cell ns41:value-type="float" table:style-name="ce53" office:value="24328" office:value-type="float">
            <text:p>24328</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29" office:value-type="float">
            <text:p>24329</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0" office:value-type="float">
            <text:p>24330</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1" office:value-type="float">
            <text:p>24331</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5">
          <table:table-cell ns41:value-type="float" table:style-name="ce53" office:value="24332" office:value-type="float">
            <text:p>24332</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3" office:value-type="float">
            <text:p>24333</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4" office:value-type="float">
            <text:p>24334</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5" office:value-type="float">
            <text:p>24335</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37: 46 moet zijn 48.</text:p>
          </table:table-cell>
          <table:table-cell table:number-columns-repeated="1016"/>
        </table:table-row>
        <table:table-row table:style-name="ro5">
          <table:table-cell ns41:value-type="float" table:style-name="ce53" office:value="24336" office:value-type="float">
            <text:p>24336</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7" office:value-type="float">
            <text:p>24337</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8" office:value-type="float">
            <text:p>24338</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39" office:value-type="float">
            <text:p>24339</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0" office:value-type="float">
            <text:p>24340</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1" office:value-type="float">
            <text:p>24341</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2" office:value-type="float">
            <text:p>24342</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3" office:value-type="float">
            <text:p>24343</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4" office:value-type="float">
            <text:p>24344</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5" office:value-type="float">
            <text:p>24345</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6" office:value-type="float">
            <text:p>24346</text:p>
          </table:table-cell>
          <table:table-cell ns41:value-type="string" table:style-name="ce9" office:value-type="string">
            <text:p>Ut-1edl</text:p>
          </table:table-cell>
          <table:table-cell ns41:value-type="float" table:style-name="ce56" office:value="380497001601001" office:value-type="float">
            <text:p>3804970016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7" office:value-type="float">
            <text:p>24347</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8" office:value-type="float">
            <text:p>24348</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49" office:value-type="float">
            <text:p>24349</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0" office:value-type="float">
            <text:p>24350</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1" office:value-type="float">
            <text:p>24351</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2" office:value-type="float">
            <text:p>24352</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3" office:value-type="float">
            <text:p>24353</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48: 0 moet zijn 1</text:p>
          </table:table-cell>
          <table:table-cell table:number-columns-repeated="1016"/>
        </table:table-row>
        <table:table-row table:style-name="ro5">
          <table:table-cell ns41:value-type="float" table:style-name="ce53" office:value="24354" office:value-type="float">
            <text:p>24354</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5" office:value-type="float">
            <text:p>24355</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6" office:value-type="float">
            <text:p>24356</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7" office:value-type="float">
            <text:p>24357</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Sterren moet zijn Sterken</text:p>
          </table:table-cell>
          <table:table-cell table:number-columns-repeated="1016"/>
        </table:table-row>
        <table:table-row table:style-name="ro5">
          <table:table-cell ns41:value-type="float" table:style-name="ce53" office:value="24358" office:value-type="float">
            <text:p>24358</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59" office:value-type="float">
            <text:p>24359</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60" office:value-type="float">
            <text:p>24360</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61" office:value-type="float">
            <text:p>24361</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62" office:value-type="float">
            <text:p>24362</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Teekop moet zijn Teckop.</text:p>
          </table:table-cell>
          <table:table-cell table:number-columns-repeated="1016"/>
        </table:table-row>
        <table:table-row table:style-name="ro5">
          <table:table-cell ns41:value-type="float" table:style-name="ce53" office:value="24363" office:value-type="float">
            <text:p>24363</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62: 46 moet zijn 16</text:p>
          </table:table-cell>
          <table:table-cell table:number-columns-repeated="1016"/>
        </table:table-row>
        <table:table-row table:style-name="ro5">
          <table:table-cell ns41:value-type="float" table:style-name="ce53" office:value="24364" office:value-type="float">
            <text:p>24364</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Tell moet zijn Tull</text:p>
          </table:table-cell>
          <table:table-cell table:number-columns-repeated="1016"/>
        </table:table-row>
        <table:table-row table:style-name="ro5">
          <table:table-cell ns41:value-type="float" table:style-name="ce53" office:value="24365" office:value-type="float">
            <text:p>24365</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Tell moet zijn Tull</text:p>
          </table:table-cell>
          <table:table-cell table:number-columns-repeated="1016"/>
        </table:table-row>
        <table:table-row table:style-name="ro5">
          <table:table-cell ns41:value-type="float" table:style-name="ce53" office:value="24366" office:value-type="float">
            <text:p>24366</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Tell moet zijn Tull</text:p>
          </table:table-cell>
          <table:table-cell table:number-columns-repeated="1016"/>
        </table:table-row>
        <table:table-row table:style-name="ro5">
          <table:table-cell ns41:value-type="float" table:style-name="ce53" office:value="24367" office:value-type="float">
            <text:p>24367</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68" office:value-type="float">
            <text:p>24368</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69" office:value-type="float">
            <text:p>24369</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0" office:value-type="float">
            <text:p>24370</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1" office:value-type="float">
            <text:p>24371</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2" office:value-type="float">
            <text:p>24372</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3" office:value-type="float">
            <text:p>24373</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4" office:value-type="float">
            <text:p>24374</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5" office:value-type="float">
            <text:p>24375</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5">
          <table:table-cell ns41:value-type="float" table:style-name="ce53" office:value="24376" office:value-type="float">
            <text:p>24376</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5">
          <table:table-cell ns41:value-type="float" table:style-name="ce53" office:value="24377" office:value-type="float">
            <text:p>24377</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54: 0 moet zijn 1</text:p>
          </table:table-cell>
          <table:table-cell table:number-columns-repeated="1016"/>
        </table:table-row>
        <table:table-row table:style-name="ro5">
          <table:table-cell ns41:value-type="float" table:style-name="ce53" office:value="24378" office:value-type="float">
            <text:p>24378</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79" office:value-type="float">
            <text:p>24379</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0" office:value-type="float">
            <text:p>24380</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1" office:value-type="float">
            <text:p>24381</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2" office:value-type="float">
            <text:p>24382</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3" office:value-type="float">
            <text:p>24383</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4" office:value-type="float">
            <text:p>24384</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5" office:value-type="float">
            <text:p>24385</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6" office:value-type="float">
            <text:p>24386</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7" office:value-type="float">
            <text:p>24387</text:p>
          </table:table-cell>
          <table:table-cell ns41:value-type="string" table:style-name="ce9" office:value-type="string">
            <text:p>Ut-1edl</text:p>
          </table:table-cell>
          <table:table-cell ns41:value-type="float" table:style-name="ce56" office:value="380498001801001" office:value-type="float">
            <text:p>3804980018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5">
          <table:table-cell ns41:value-type="float" table:style-name="ce53" office:value="24388" office:value-type="float">
            <text:p>24388</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89" office:value-type="float">
            <text:p>24389</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0" office:value-type="float">
            <text:p>24390</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1" office:value-type="float">
            <text:p>24391</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2" office:value-type="float">
            <text:p>24392</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3" office:value-type="float">
            <text:p>24393</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4" office:value-type="float">
            <text:p>24394</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5" office:value-type="float">
            <text:p>24395</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6" office:value-type="float">
            <text:p>24396</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7" office:value-type="float">
            <text:p>24397</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8" office:value-type="float">
            <text:p>24398</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399" office:value-type="float">
            <text:p>24399</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3" office:value-type="float">
            <text:p>24403</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4" office:value-type="float">
            <text:p>24404</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5" office:value-type="float">
            <text:p>24405</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6" office:value-type="float">
            <text:p>24406</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7" office:value-type="float">
            <text:p>24407</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8" office:value-type="float">
            <text:p>24408</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09" office:value-type="float">
            <text:p>24409</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0" office:value-type="float">
            <text:p>24410</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1" office:value-type="float">
            <text:p>24411</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Langenak moet zijn Langerak</text:p>
          </table:table-cell>
          <table:table-cell table:number-columns-repeated="1016"/>
        </table:table-row>
        <table:table-row table:style-name="ro5">
          <table:table-cell ns41:value-type="float" table:style-name="ce53" office:value="24412" office:value-type="float">
            <text:p>24412</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3" office:value-type="float">
            <text:p>24413</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4" office:value-type="float">
            <text:p>24414</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5" office:value-type="float">
            <text:p>24415</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6" office:value-type="float">
            <text:p>24416</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7" office:value-type="float">
            <text:p>24417</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18" office:value-type="float">
            <text:p>24418</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4: 54 moet zijn 51.</text:p>
          </table:table-cell>
          <table:table-cell table:number-columns-repeated="1016"/>
        </table:table-row>
        <table:table-row table:style-name="ro5">
          <table:table-cell ns41:value-type="float" table:style-name="ce53" office:value="24419" office:value-type="float">
            <text:p>24419</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20" office:value-type="float">
            <text:p>24420</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21" office:value-type="float">
            <text:p>24421</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22" office:value-type="float">
            <text:p>24422</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23" office:value-type="float">
            <text:p>24423</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33: 0 moet zijn 1</text:p>
          </table:table-cell>
          <table:table-cell table:number-columns-repeated="1016"/>
        </table:table-row>
        <table:table-row table:style-name="ro5">
          <table:table-cell ns41:value-type="float" table:style-name="ce53" office:value="24424" office:value-type="float">
            <text:p>24424</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5">
          <table:table-cell ns41:value-type="float" table:style-name="ce53" office:value="24425" office:value-type="float">
            <text:p>24425</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Wulven moet zijn Wulver</text:p>
          </table:table-cell>
          <table:table-cell table:number-columns-repeated="1016"/>
        </table:table-row>
        <table:table-row table:style-name="ro5">
          <table:table-cell ns41:value-type="float" table:style-name="ce53" office:value="24426" office:value-type="float">
            <text:p>24426</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Wulven moet zijn Wulver</text:p>
          </table:table-cell>
          <table:table-cell table:number-columns-repeated="1016"/>
        </table:table-row>
        <table:table-row table:style-name="ro5">
          <table:table-cell ns41:value-type="float" table:style-name="ce53" office:value="24427" office:value-type="float">
            <text:p>24427</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Wulven moet zijn Wulver</text:p>
          </table:table-cell>
          <table:table-cell table:number-columns-repeated="1016"/>
        </table:table-row>
        <table:table-row table:style-name="ro5">
          <table:table-cell ns41:value-type="float" table:style-name="ce53" office:value="24428" office:value-type="float">
            <text:p>24428</text:p>
          </table:table-cell>
          <table:table-cell ns41:value-type="string" table:style-name="ce9" office:value-type="string">
            <text:p>Ut-1edl</text:p>
          </table:table-cell>
          <table:table-cell ns41:value-type="float" table:style-name="ce56" office:value="380499002001001" office:value-type="float">
            <text:p>3804990020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olom E: Wulven moet zijn Wulver</text:p>
          </table:table-cell>
          <table:table-cell table:number-columns-repeated="1016"/>
        </table:table-row>
        <table:table-row table:style-name="ro5">
          <table:table-cell ns41:value-type="float" table:style-name="ce53" office:value="24429" office:value-type="float">
            <text:p>24429</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0" office:value-type="float">
            <text:p>24430</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1" office:value-type="float">
            <text:p>24431</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2" office:value-type="float">
            <text:p>24432</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3" office:value-type="float">
            <text:p>24433</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4" office:value-type="float">
            <text:p>24434</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5" office:value-type="float">
            <text:p>24435</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6" office:value-type="float">
            <text:p>24436</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7" office:value-type="float">
            <text:p>24437</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8" office:value-type="float">
            <text:p>24438</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39" office:value-type="float">
            <text:p>24439</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style-name="TL Metadata" table:number-columns-repeated="2"/>
          <table:table-cell ns41:value-type="string" table:style-name="ce9" office:value-type="string">
            <text:p>k48: 0 moet zijn 1.</text:p>
          </table:table-cell>
          <table:table-cell table:number-columns-repeated="1016"/>
        </table:table-row>
        <table:table-row table:style-name="ro5">
          <table:table-cell ns41:value-type="float" table:style-name="ce53" office:value="24440" office:value-type="float">
            <text:p>24440</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1" office:value-type="float">
            <text:p>24441</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2" office:value-type="float">
            <text:p>24442</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3" office:value-type="float">
            <text:p>24443</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4" office:value-type="float">
            <text:p>24444</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5" office:value-type="float">
            <text:p>24445</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6" office:value-type="float">
            <text:p>24446</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7" office:value-type="float">
            <text:p>24447</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table-cell ns41:value-type="float" table:style-name="ce53" office:value="24448" office:value-type="float">
            <text:p>24448</text:p>
          </table:table-cell>
          <table:table-cell ns41:value-type="string" table:style-name="ce9" office:value-type="string">
            <text:p>Ut-1edl</text:p>
          </table:table-cell>
          <table:table-cell ns41:value-type="float" table:style-name="ce56" office:value="380500002201001" office:value-type="float">
            <text:p>380500002201001</text:p>
          </table:table-cell>
          <table:table-cell table:style-name="TL Metadata"/>
          <table:table-cell ns41:value-type="string" table:style-name="ce9" office:value-type="string">
            <text:p>x</text:p>
          </table:table-cell>
          <table:table-cell table:number-columns-repeated="1019"/>
        </table:table-row>
        <table:table-row table:style-name="ro5" table:number-rows-repeated="104814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number:text>
      <number:number number:grouping="true" number:decimal-places="0" number:min-integer-digits="1"/>
      <number:text/>
    </number:number-style>
    <number:number-style style:name="N110">
      <number:text>($</number:text>
      <number:number number:grouping="true" number:decimal-places="0" number:min-integer-digits="1"/>
      <number:text>)</number:text>
      <style:map style:condition="value()&gt;=0" style:apply-style-name="N110P0"/>
    </number:number-style>
    <number:number-style style:volatile="true" style:name="N111P0">
      <number:text>$</number:text>
      <number:number number:grouping="true" number:decimal-places="0" number:min-integer-digits="1"/>
      <number:text/>
    </number:number-style>
    <number:number-style style:name="N111">
      <style:text-properties fo:color="#ff0000"/>
      <number:text>($</number:text>
      <number:number number:grouping="true" number:decimal-places="0" number:min-integer-digits="1"/>
      <number:text>)</number:text>
      <style:map style:condition="value()&gt;=0" style:apply-style-name="N111P0"/>
    </number:number-style>
    <number:number-style style:volatile="true" style:name="N112P0">
      <number:text>$</number:text>
      <number:number number:grouping="true" number:decimal-places="2" number:min-integer-digits="1"/>
      <number:text/>
    </number:number-style>
    <number:number-style style:name="N112">
      <number:text>($</number:text>
      <number:number number:grouping="true" number:decimal-places="2" number:min-integer-digits="1"/>
      <number:text>)</number:text>
      <style:map style:condition="value()&gt;=0" style:apply-style-name="N112P0"/>
    </number:number-style>
    <number:number-style style:volatile="true" style:name="N113P0">
      <number:text>$</number:text>
      <number:number number:grouping="true" number:decimal-places="2" number:min-integer-digits="1"/>
      <number:text/>
    </number:number-style>
    <number:number-style style:name="N113">
      <style:text-properties fo:color="#ff0000"/>
      <number:text>($</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number:text>
      <ns42:fill-character/>
      <number:number number:grouping="true" number:decimal-places="0" number:min-integer-digits="1"/>
      <number:text/>
    </number:number-style>
    <number:number-style style:volatile="true" style:name="N119P1">
      <number:text> $</number:text>
      <ns42:fill-character/>
      <number:text>(</number:text>
      <number:number number:grouping="true" number:decimal-places="0" number:min-integer-digits="1"/>
      <number:text>)</number:text>
    </number:number-style>
    <number:number-style style:volatile="true" style:name="N119P2">
      <number:text>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number:text>
      <ns42:fill-character/>
      <number:number number:grouping="true" number:decimal-places="2" number:min-integer-digits="1"/>
      <number:text/>
    </number:number-style>
    <number:number-style style:volatile="true" style:name="N121P1">
      <number:text> $</number:text>
      <ns42:fill-character/>
      <number:text>(</number:text>
      <number:number number:grouping="true" number:decimal-places="2" number:min-integer-digits="1"/>
      <number:text>)</number:text>
    </number:number-style>
    <number:number-style style:volatile="true" style:name="N121P2">
      <number:text>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2:34:21</meta:creation-date>
    <dc:creator>Helpdesk</dc:creator>
    <dc:date>2004-12-20T18:26:20</dc:date>
    <meta:document-statistic meta:object-count="0" meta:cell-count="15196" meta:table-count="2"/>
    <meta:generator>ODFPY/1.3.0dev</meta:generator>
  </office:meta>
</office:document-meta>
</file>